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9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J2EE Presentation – Server</text:p>
          </table:table-cell>
          <table:table-cell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J2EE Presentation – Servlet Phase life cycle </text:p>
          </table:table-cell>
          <table:table-cell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office:value-type="string" calcext:value-type="string">
            <text:p>Collection ( Hash )</text:p>
          </table:table-cell>
          <table:table-cell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0:24:42.304757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3T20:25:36.534068443</dc:date>
    <meta:editing-duration>PT2H34M28S</meta:editing-duration>
    <meta:editing-cycles>44</meta:editing-cycles>
    <meta:generator>LibreOffice/6.2.8.2$Linux_X86_64 LibreOffice_project/20$Build-2</meta:generator>
    <meta:document-statistic meta:table-count="1" meta:cell-count="160" meta:object-count="0"/>
  </office:meta>
</office:document-meta>
</file>